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T1" style:family="text">
      <style:text-properties fo:font-size="48pt" style:font-size-asian="48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gorithm </text:span></text:p>
      <text:p text:style-name="P1">Algorithm: Employee Salary Slip Generator</text:p>
      <text:p text:style-name="P1">Step 1.Start</text:p>
      <text:p text:style-name="P1"><text:s/>Step 2.Input Employee Details</text:p>
      <text:p text:style-name="P1"><text:s text:c="3"/>Employee ID</text:p>
      <text:p text:style-name="P1"><text:s text:c="3"/>Employee Name</text:p>
      <text:p text:style-name="P1"><text:s text:c="4"/>Designation</text:p>
      <text:p text:style-name="P1"><text:s text:c="4"/>Department</text:p>
      <text:p text:style-name="P1">Step 3.Input Salary Details</text:p>
      <text:p text:style-name="P1"><text:s text:c="3"/>Basic Salary</text:p>
      <text:p text:style-name="P1"><text:s text:c="3"/>HRA</text:p>
      <text:p text:style-name="P1"><text:s text:c="3"/>Other Allowances</text:p>
      <text:p text:style-name="P1">Step 4.Calculate Total Earnings</text:p>
      <text:p text:style-name="P1"/>
      <text:p text:style-name="P1"/>
      <text:p text:style-name="P1"><text:s text:c="5"/>Total_Earnings = Basic Salary + HRA + <text:s text:c="12"/>Allowances</text:p>
      <text:p text:style-name="P1">Step 5.Input Deduction Details</text:p>
      <text:p text:style-name="P1"><text:s text:c="6"/>Provident Fund (PF)</text:p>
      <text:p text:style-name="P1"><text:s text:c="6"/>Tax</text:p>
      <text:p text:style-name="P1"><text:s text:c="7"/>Other Deductions</text:p>
      <text:p text:style-name="P1">Step 6.Calculate Total Deductions</text:p>
      <text:p text:style-name="P1"/>
      <text:p text:style-name="P1"/>
      <text:p text:style-name="P1"><text:s text:c="6"/>Total_Deductions = PF + Tax + Other Deductions</text:p>
      <text:p text:style-name="P1">Step 7.Calculate Net Salary</text:p>
      <text:p text:style-name="P1"><text:soft-page-break/></text:p>
      <text:p text:style-name="P1"><text:s text:c="7"/>Net_Salary = Total_Earnings − Total_Deductions</text:p>
      <text:p text:style-name="P1">Step 8.Generate Salary Slip</text:p>
      <text:p text:style-name="P1"><text:s text:c="5"/>Display employee details</text:p>
      <text:p text:style-name="P1"><text:s text:c="5"/>Display earnings</text:p>
      <text:p text:style-name="P1"><text:s text:c="5"/>Display deductions</text:p>
      <text:p text:style-name="P1"><text:s text:c="6"/>Display net salary</text:p>
      <text:p text:style-name="P1">Step 9.Print or Save Salary Slip</text:p>
      <text:p text:style-name="P1">Step 10.Sto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92" meta:character-count="735" meta:non-whitespace-character-count="577"/>
    <meta:generator>LibreOfficeDev/6.0.5.2$Linux_X86_64 LibreOffice_project/</meta:generator>
  </office:meta>
</office:document-meta>
</file>